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UKIJ CJK" svg:font-family="'UKIJ CJK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 style:text-align-source="fix" style:repeat-content="false" fo:border="0.06pt solid #ffffff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e8a202" style:text-align-source="fix" style:repeat-content="false" fo:border="0.06pt solid #ffffff" style:vertical-align="middle"/>
      <style:paragraph-properties fo:text-align="center" fo:margin-left="0mm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6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223" calcext:value-type="float">
            <text:p>223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55" calcext:value-type="float">
            <text:p>255</text:p>
          </table:table-cell>
          <table:table-cell table:number-columns-repeated="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1" office:value-type="float" office:value="33" calcext:value-type="float">
            <text:p>3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" calcext:value-type="float">
            <text:p>3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1" calcext:value-type="float">
            <text:p>10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54" calcext:value-type="float">
            <text:p>154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218" calcext:value-type="float">
            <text:p>218</text:p>
          </table:table-cell>
          <table:table-cell table:style-name="ce2" office:value-type="float" office:value="229" calcext:value-type="float">
            <text:p>229</text:p>
          </table:table-cell>
          <table:table-cell table:style-name="ce2"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34" calcext:value-type="float">
            <text:p>134</text:p>
          </table:table-cell>
          <table:table-cell table:style-name="ce3" office:value-type="float" office:value="153" calcext:value-type="float">
            <text:p>153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03" calcext:value-type="float">
            <text:p>103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52" calcext:value-type="float">
            <text:p>152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104" calcext:value-type="float">
            <text:p>104</text:p>
          </table:table-cell>
          <table:table-cell table:style-name="ce3" office:value-type="float" office:value="119" calcext:value-type="float">
            <text:p>119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47" calcext:value-type="float">
            <text:p>247</text:p>
          </table:table-cell>
          <table:table-cell table:number-columns-repeated="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105" calcext:value-type="float">
            <text:p>105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50" calcext:value-type="float">
            <text:p>150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float" office:value="246" calcext:value-type="float">
            <text:p>246</text:p>
          </table:table-cell>
          <table:table-cell table:number-columns-repeated="2"/>
          <table:table-cell table:style-name="ce4"/>
          <table:table-cell table:number-columns-repeated="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45" calcext:value-type="float">
            <text:p>245</text:p>
          </table:table-cell>
          <table:table-cell table:number-columns-repeated="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44" calcext:value-type="float">
            <text:p>244</text:p>
          </table:table-cell>
          <table:table-cell table:number-columns-repeated="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72" calcext:value-type="float">
            <text:p>172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73" calcext:value-type="float">
            <text:p>173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41" calcext:value-type="float">
            <text:p>241</text:p>
          </table:table-cell>
          <table:table-cell table:number-columns-repeated="8"/>
          <table:table-cell table:style-name="ce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240" calcext:value-type="float">
            <text:p>240</text:p>
          </table:table-cell>
          <table:table-cell table:number-columns-repeated="9"/>
        </table:table-row>
        <table:table-row table:style-name="ro1" table:number-rows-repeated="19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UKIJ CJK" svg:font-family="'UKIJ CJ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UKIJ CJK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6T13:25:01.582092033</meta:creation-date>
    <dc:date>2020-09-06T23:18:54.072758311</dc:date>
    <meta:editing-duration>PT3H21M46S</meta:editing-duration>
    <meta:editing-cycles>2</meta:editing-cycles>
    <meta:generator>LibreOffice/6.1.5.2$Linux_X86_64 LibreOffice_project/10$Build-2</meta:generator>
    <meta:document-statistic meta:table-count="1" meta:cell-count="256" meta:object-count="0"/>
  </office:meta>
</office:document-meta>
</file>